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3 &amp; 6</text:p>
      <text:p text:style-name="P1"/>
      <text:p text:style-name="P1">Protokoll 25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320316637354655773" text:style-name="L1">
        <text:list-header>
          <text:p text:style-name="P4"/>
          <text:p text:style-name="P4"/>
        </text:list-header>
        <text:list-item>
          <text:p text:style-name="P4">Überarbeitung und Ergänzung von Meilenstein 3</text:p>
        </text:list-item>
        <text:list-item>
          <text:p text:style-name="P4">Erstellen der Implementationsprä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55:48.67</dc:date>
    <dc:creator>Banani </dc:creator>
    <meta:editing-duration>PT2M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3" meta:character-count="355"/>
  </office:meta>
</office:document-meta>
</file>